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bdc4" officeooo:paragraph-rsid="001abdc4"/>
    </style:style>
    <style:style style:name="P2" style:family="paragraph" style:parent-style-name="Standard">
      <style:paragraph-properties style:line-height-at-least="0.423cm"/>
      <style:text-properties fo:color="#a6accd" style:font-name="Droid Sans Mono" fo:font-size="9pt" fo:font-weight="normal" fo:background-color="#292d3e"/>
    </style:style>
    <style:style style:name="P3" style:family="paragraph" style:parent-style-name="Standard">
      <style:text-properties fo:color="#a6accd" style:font-name="Droid Sans Mono" fo:font-size="9pt" fo:font-weight="normal" officeooo:rsid="001abdc4" officeooo:paragraph-rsid="001abdc4" fo:background-color="#292d3e"/>
    </style:style>
    <style:style style:name="P4" style:family="paragraph" style:parent-style-name="Standard">
      <style:text-properties fo:color="#a6accd" style:font-name="Droid Sans Mono" fo:font-size="9pt" fo:font-weight="normal" officeooo:rsid="00225eec" officeooo:paragraph-rsid="00225eec" fo:background-color="#292d3e"/>
    </style:style>
    <style:style style:name="P5" style:family="paragraph" style:parent-style-name="Standard">
      <style:text-properties officeooo:rsid="001c5980" officeooo:paragraph-rsid="001c5980"/>
    </style:style>
    <style:style style:name="P6" style:family="paragraph" style:parent-style-name="Standard">
      <style:text-properties officeooo:rsid="00203564" officeooo:paragraph-rsid="00203564"/>
    </style:style>
    <style:style style:name="P7" style:family="paragraph" style:parent-style-name="Standard">
      <style:text-properties officeooo:rsid="002158ce" officeooo:paragraph-rsid="002158ce"/>
    </style:style>
    <style:style style:name="P8" style:family="paragraph" style:parent-style-name="Standard">
      <style:text-properties officeooo:rsid="00225eec" officeooo:paragraph-rsid="00225eec"/>
    </style:style>
    <style:style style:name="T1" style:family="text">
      <style:text-properties fo:color="#89ddff"/>
    </style:style>
    <style:style style:name="T2" style:family="text">
      <style:text-properties fo:color="#89ddff" fo:font-style="italic"/>
    </style:style>
    <style:style style:name="T3" style:family="text">
      <style:text-properties fo:color="#89ddff" style:font-name="Droid Sans Mono" fo:font-size="9pt" fo:font-style="italic" fo:font-weight="normal" officeooo:rsid="001c5980" fo:background-color="#292d3e" loext:char-shading-value="0"/>
    </style:style>
    <style:style style:name="T4" style:family="text">
      <style:text-properties fo:color="#f07178"/>
    </style:style>
    <style:style style:name="T5" style:family="text">
      <style:text-properties fo:color="#c792ea"/>
    </style:style>
    <style:style style:name="T6" style:family="text">
      <style:text-properties fo:color="#c792ea" style:font-name="Droid Sans Mono" fo:font-size="9pt" fo:font-weight="normal" officeooo:rsid="001c5980" fo:background-color="#292d3e" loext:char-shading-value="0"/>
    </style:style>
    <style:style style:name="T7" style:family="text">
      <style:text-properties fo:color="#c3e88d"/>
    </style:style>
    <style:style style:name="T8" style:family="text">
      <style:text-properties fo:color="#c3e88d" style:font-name="Droid Sans Mono" fo:font-size="9pt" fo:font-weight="normal" officeooo:rsid="001c5980" fo:background-color="#292d3e" loext:char-shading-value="0"/>
    </style:style>
    <style:style style:name="T9" style:family="text">
      <style:text-properties fo:color="#82aaff"/>
    </style:style>
    <style:style style:name="T10" style:family="text">
      <style:text-properties fo:color="#ff5370"/>
    </style:style>
    <style:style style:name="T11" style:family="text">
      <style:text-properties officeooo:rsid="001c5980"/>
    </style:style>
    <style:style style:name="T12" style:family="text">
      <style:text-properties officeooo:rsid="001e14ab"/>
    </style:style>
    <style:style style:name="T13" style:family="text">
      <style:text-properties officeooo:rsid="001f9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Input form에 url 연결:</text:p>
      <text:p text:style-name="P1"/>
      <text:p text:style-name="P1">1.</text:p>
      <text:p text:style-name="P3"><text:span text:style-name="T1">&lt;</text:span><text:span text:style-name="T4">form</text:span><text:span text:style-name="T1"> </text:span><text:span text:style-name="T5">action</text:span><text:span text:style-name="T1">="</text:span><text:span text:style-name="T5">{% </text:span><text:span text:style-name="T2">url</text:span><text:span text:style-name="T5"> </text:span><text:span text:style-name="T1">'</text:span><text:span text:style-name="T7">count</text:span><text:span text:style-name="T1">'</text:span><text:span text:style-name="T5"> %}</text:span><text:span text:style-name="T1">"&gt;</text:span></text:p>
      <text:p text:style-name="P1"/>
      <text:p text:style-name="P1">2.</text:p>
      <text:p text:style-name="P1">in urls.py,</text:p>
      <text:p text:style-name="P3"><text:span text:style-name="T9">path</text:span><text:span text:style-name="T1">('</text:span><text:span text:style-name="T7">counttheword/</text:span><text:span text:style-name="T1">',</text:span><text:span text:style-name="T9"> views</text:span><text:span text:style-name="T1">.</text:span><text:span text:style-name="T9">count</text:span><text:span text:style-name="T1">,</text:span><text:span text:style-name="T9"> </text:span><text:span text:style-name="T10">name</text:span><text:span text:style-name="T5">=</text:span><text:span text:style-name="T1">'</text:span><text:span text:style-name="T7">count</text:span><text:span text:style-name="T1">'),</text:span></text:p>
      <text:p text:style-name="P1"/>
      <text:p text:style-name="P1">the name parameter has to correspond with url ‘name’!!!</text:p>
      <text:p text:style-name="P1"/>
      <text:p text:style-name="P1">- <text:span text:style-name="T11">Input form으로부터 parameters 받기</text:span></text:p>
      <text:p text:style-name="P1"/>
      <text:p text:style-name="P5">1. input form에 대한 정보는 server에서 어떻게 받나?</text:p>
      <text:p text:style-name="P5">Views.py의 request에 모든 정보가 있음.</text:p>
      <text:p text:style-name="P5">요컨대 input form의 name이 fulltext였다면,</text:p>
      <text:p text:style-name="P5">def count(request):</text:p>
      <text:p text:style-name="P5"><text:tab/><text:span text:style-name="T12">fulltext = </text:span>request.GET[‘fulltext’] // 이게 <text:span text:style-name="T12">fulltext를 string으로 받아온것!</text:span></text:p>
      <text:p text:style-name="P5"/>
      <text:p text:style-name="P5">- <text:span text:style-name="T13">HTML에서 dictionary loop print하기</text:span></text:p>
      <text:p text:style-name="Text_20_body"><text:span text:style-name="T6">{% </text:span><text:span text:style-name="T3">for</text:span><text:span text:style-name="T6"> </text:span><text:span text:style-name="T8">word</text:span><text:span text:style-name="T6">, </text:span><text:span text:style-name="T8">wordNum</text:span><text:span text:style-name="T6"> in </text:span><text:span text:style-name="T8">wordDictionary</text:span><text:span text:style-name="T6">.</text:span><text:span text:style-name="T8">items</text:span><text:span text:style-name="T6"> %}</text:span></text:p>
      <text:p text:style-name="P2"><text:span text:style-name="T5">{{ </text:span><text:span text:style-name="T7">word</text:span><text:span text:style-name="T5"> }}</text:span> : <text:span text:style-name="T5">{{ </text:span><text:span text:style-name="T7">wordNum</text:span><text:span text:style-name="T5"> }}</text:span> <text:span text:style-name="T1">&lt;</text:span><text:span text:style-name="T4">br</text:span><text:span text:style-name="T1">&gt;</text:span></text:p>
      <text:p text:style-name="P2"><text:span text:style-name="T5">{% </text:span><text:span text:style-name="T2">endfor</text:span><text:span text:style-name="T5"> %}</text:span></text:p>
      <text:p text:style-name="P5"/>
      <text:p text:style-name="P6">items는 원래 dictionary method (즉 dictionary.items())인데, html에선 괄호 없이 그냥 씀! (keys도 똑같…)</text:p>
      <text:p text:style-name="P7">items 기능 : dictionary를 key value pair의 tuple의 list로 변환해줌.</text:p>
      <text:p text:style-name="P8"/>
      <text:p text:style-name="P8">cf. dictionary to List, sorted by value</text:p>
      <text:p text:style-name="P8">import operator 해주고</text:p>
      <text:p text:style-name="P4">count_dict <text:span text:style-name="T5">=</text:span> <text:span text:style-name="T1">{'</text:span><text:span text:style-name="T7">fulltext</text:span><text:span text:style-name="T1">':</text:span>fulltext<text:span text:style-name="T1">,</text:span> <text:span text:style-name="T1">'</text:span><text:span text:style-name="T7">num</text:span><text:span text:style-name="T1">':</text:span>num<text:span text:style-name="T1">,</text:span> <text:span text:style-name="T1">'</text:span><text:span text:style-name="T7">wordDictionary</text:span><text:span text:style-name="T1">':</text:span> sortedList<text:span text:style-name="T1">}</text:span></text:p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6:40:49.747453421</meta:creation-date>
    <dc:date>2018-12-27T17:25:39.917659060</dc:date>
    <meta:editing-duration>PT44M4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92" meta:character-count="785" meta:non-whitespace-character-count="685"/>
  </office:meta>
</office:document-meta>
</file>